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19974" officeooo:paragraph-rsid="00019974"/>
    </style:style>
    <style:style style:name="P2" style:family="paragraph" style:parent-style-name="Title" style:master-page-name="Standard">
      <style:paragraph-properties style:page-number="auto">
        <style:tab-stops>
          <style:tab-stop style:position="6.5in" style:type="right"/>
        </style:tab-stops>
      </style:paragraph-properties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2">
      <style:text-properties officeooo:paragraph-rsid="00019974"/>
    </style:style>
    <style:style style:name="P5" style:family="paragraph" style:parent-style-name="List_20_Paragraph" style:list-style-name="L1">
      <style:text-properties officeooo:paragraph-rsid="00019974"/>
    </style:style>
    <style:style style:name="P6" style:family="paragraph" style:parent-style-name="List_20_Paragraph" style:list-style-name="L4">
      <style:text-properties officeooo:paragraph-rsid="00019974"/>
    </style:style>
    <style:style style:name="P7" style:family="paragraph" style:parent-style-name="Footnote">
      <style:text-properties officeooo:rsid="00019974" officeooo:paragraph-rsid="00019974"/>
    </style:style>
    <style:style style:name="T1" style:family="text">
      <style:text-properties fo:font-size="11pt" style:font-size-asian="11pt" style:font-name-complex="Calibri Light1" style:font-size-complex="11pt"/>
    </style:style>
    <style:style style:name="T2" style:family="text">
      <style:text-properties style:text-position="super 58%" fo:language="en" fo:country="US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19974"/>
    </style:style>
    <style:style style:name="T5" style:family="text">
      <style:text-properties officeooo:rsid="0001997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number:date-style style:name="N10121" number:language="en" number:country="US">
      <number:day/>
      <number:text>-</number:text>
      <number:month/>
      <number:text>-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lan van Aanpak IPASS<text:tab/><text:span text:style-name="T1"><text:time style:data-style-name="N10121" text:time-value="2019-06-26T11:28:36.802159720">26-6-2019</text:time></text:span></text:p>
      <text:p text:style-name="Subtitle">Lennard Duinkerken – 1746360<text:bookmark text:name="_GoBack"/><text:line-break/><text:a xlink:type="simple" xlink:href="mailto:Lennard.duinkerken@student.hu.nl" text:style-name="ListLabel_20_7" text:visited-style-name="ListLabel_20_7"><text:span text:style-name="Internet_20_link">Lennard.duinkerken@student.hu.nl</text:span></text:a></text:p>
      <text:h text:style-name="Heading_20_1" text:outline-level="1">Hardware</text:h>
      <text:list xml:id="list481684426" text:style-name="WWNum1">
        <text:list-item>
          <text:p text:style-name="P3">Arduino Due<text:tab/><text:a xlink:type="simple" xlink:href="https://store.arduino.cc/due" text:style-name="ListLabel_20_7" text:visited-style-name="ListLabel_20_7"><text:span text:style-name="Internet_20_link">https://store.arduino.cc/due</text:span></text:a></text:p>
        </text:list-item>
        <text:list-item>
          <text:p text:style-name="P3"><text:span text:style-name="T3">OLED Display </text:span><text:a xlink:type="simple" xlink:href="http://technische-informatica.nl/ti-lab-shop/oled%201.html" text:style-name="ListLabel_20_8" text:visited-style-name="ListLabel_20_8"><text:span text:style-name="Internet_20_link"><text:span text:style-name="T3">Display op TI-lab website</text:span></text:span></text:a><text:span text:style-name="Internet_20_link"><text:span text:style-name="T3"> </text:span></text:span><text:span text:style-name="T3">Geen datasheet </text:span><text:span text:style-name="T4">beschikbaar</text:span><text:span text:style-name="T3"><text:line-break/>128x64 pixels, I</text:span><text:span text:style-name="T2">2</text:span><text:span text:style-name="T3">C</text:span></text:p>
        </text:list-item>
        <text:list-item>
          <text:p text:style-name="P3">3.5mm jack<text:line-break/>Te gebruiken om een audiobron aan te sluiten</text:p>
        </text:list-item>
        <text:list-item>
          <text:p text:style-name="P3">Speaker<text:line-break/>Zodat je de audio ook kunt horen</text:p>
        </text:list-item>
      </text:list>
      <text:h text:style-name="Heading_20_1" text:outline-level="1"><text:span text:style-name="T3">Library</text:span></text:h>
      <text:list xml:id="list1297557846" text:style-name="WWNum2">
        <text:list-item>
          <text:p text:style-name="P4">Analyseert de audio</text:p>
        </text:list-item>
      </text:list>
      <text:list xml:id="list1548482494" text:style-name="L1">
        <text:list-item>
          <text:list>
            <text:list-item>
              <text:p text:style-name="P5"><text:span text:style-name="T5">De analoge poort van de Due wordt uitgelezen</text:span></text:p>
            </text:list-item>
            <text:list-item>
              <text:p text:style-name="P5"><text:span text:style-name="T5">Na X aantal waarden opgeslagen te hebben wordt FFT</text:span><text:span text:style-name="T5"><text:note text:id="ftn0" text:note-class="footnote"><text:note-citation>1</text:note-citation><text:note-body><text:p text:style-name="P7"><text:a xlink:type="simple" xlink:href="https://nl.wikipedia.org/wiki/Fast_Fourier_transform" text:style-name="Internet_20_link" text:visited-style-name="Visited_20_Internet_20_Link">Fast Fourier Transform</text:a></text:p></text:note-body></text:note></text:span><text:span text:style-name="T5"> toegepast op de opgeslagen waarden</text:span></text:p>
            </text:list-item>
          </text:list>
        </text:list-item>
      </text:list>
      <text:list xml:id="list112838005189127" text:continue-list="list1297557846" text:style-name="WWNum2">
        <text:list-item>
          <text:p text:style-name="P4">Toont de data op het display</text:p>
        </text:list-item>
      </text:list>
      <text:list xml:id="list4247624431" text:style-name="L4">
        <text:list-item>
          <text:p text:style-name="P6"><text:span text:style-name="T5">De data van voorheen nadat FFT is toegepast wordt omgezet naar waarden die weergegeven kunnen worden op het display</text:span></text:p>
        </text:list-item>
      </text:list>
      <text:h text:style-name="Heading_20_1" text:outline-level="1">Risicobeheersing</text:h>
      <text:p text:style-name="P1">Alle (sub-)delen kunnen onafhankelijk van elkaar geïmplementeerd worden. Zo is het niet alleen beter voor hergebruik, maar dit zorgt er ook voor dat ik met dummy-waarden en softwaresimulaties voor de audiobron en het display nog altijd een (semi) werkend product kan oplever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language="nl" fo:country="N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a5a5a" fo:letter-spacing="0.0102in" style:font-name-asian="F" style:font-family-generic-asian="system" style:font-pitch-asian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fo:language="nl" fo:country="NL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a5a5a" fo:letter-spacing="0.0102in" fo:language="nl" fo:country="NL" style:font-name-asian="F" style:font-family-generic-asian="system" style:font-pitch-asian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fo:language="nl" fo:country="NL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/>
    <style:style style:name="ListLabel_20_8" style:display-name="ListLabel 8" style:family="text">
      <style:text-properties fo:language="en" fo:country="US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nnard Duinkerken</meta:initial-creator>
    <meta:editing-cycles>2</meta:editing-cycles>
    <meta:creation-date>2019-06-18T08:55:00</meta:creation-date>
    <dc:date>2019-06-26T11:28:36.757450908</dc:date>
    <meta:editing-duration>PT33M20S</meta:editing-duration>
    <meta:generator>LibreOffice/6.1.6.3$Linux_X86_64 LibreOffice_project/10$Build-3</meta:generator>
    <meta:document-statistic meta:table-count="0" meta:image-count="0" meta:object-count="0" meta:page-count="1" meta:paragraph-count="16" meta:word-count="149" meta:character-count="945" meta:non-whitespace-character-count="82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